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01pt"/>
    </style:style>
    <style:style style:name="co2" style:family="table-column">
      <style:table-column-properties fo:break-before="auto" style:column-width="136.94pt"/>
    </style:style>
    <style:style style:name="co3" style:family="table-column">
      <style:table-column-properties fo:break-before="auto" style:column-width="371.85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dd Cleek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Todd Cleek</text:p>
          </table:table-cell>
          <table:table-cell office:value-type="string" calcext:value-type="string">
            <text:p>Looking for contacts</text:p>
          </table:table-cell>
          <table:table-cell table:style-name="ce4" office:value-type="date" office:date-value="2016-08-21" calcext:value-type="date">
            <text:p>08/21/1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Project meeting</text:p>
          </table:table-cell>
          <table:table-cell office:value-type="string" calcext:value-type="string">
            <text:p>Rough planning for project</text:p>
          </table:table-cell>
          <table:table-cell table:style-name="ce4" office:value-type="date" office:date-value="2016-09-04" calcext:value-type="date">
            <text:p>09/04/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Left message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an Hehr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adult supervisio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Greg Bliek</text:p>
          </table:table-cell>
          <table:table-cell office:value-type="string" calcext:value-type="string">
            <text:p>asking about availability of project</text:p>
          </table:table-cell>
          <table:table-cell table:style-name="ce4" office:value-type="date" office:date-value="2017-07-11" calcext:value-type="date">
            <text:p>07/11/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ssage to Eric Hazard</text:p>
          </table:table-cell>
          <table:table-cell office:value-type="string" calcext:value-type="string">
            <text:p>request meeting to review proposal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wood quote from Diamond Pacific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diting workbook</text:p>
          </table:table-cell>
          <table:table-cell office:value-type="string" calcext:value-type="string">
            <text:p>Finish proposal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Hazard</text:p>
          </table:table-cell>
          <table:table-cell table:style-name="ce4" office:value-type="date" office:date-value="2017-07-15" calcext:value-type="date">
            <text:p>07/15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Sipe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Quote email address for Meek’s Lumber and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ing quote request to Meeks’ Lumber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prices from Home Depot</text:p>
          </table:table-cell>
          <table:table-cell table:style-name="ce4" office:value-type="date" office:date-value="2017-08-05" calcext:value-type="date">
            <text:p>08/0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de Lemos</text:p>
          </table:table-cell>
          <table:table-cell office:value-type="string" calcext:value-type="string">
            <text:p>Advising</text:p>
          </table:table-cell>
          <table:table-cell office:value-type="string" calcext:value-type="string">
            <text:p>Giving material advice and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etting final go-ahead from Greg Bliek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iving me final go-ahead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earning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ki Jensen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elling me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Purchasing</text:p>
          </table:table-cell>
          <table:table-cell office:value-type="string" calcext:value-type="string">
            <text:p>Purchasing brackets from Diamond Pacific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asuring</text:p>
          </table:table-cell>
          <table:table-cell office:value-type="string" calcext:value-type="string">
            <text:p>Measuring sidewalk height for concrete footing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Building concrete forms and prepping material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ilding concrete forms and prepping material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Digging post holes, pouring concrete, setting brackets, picking lumber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Digging post holes, pouring concrete, setting brackets, picking lumber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Haye</text:p>
          </table:table-cell>
          <table:table-cell/>
          <table:table-cell office:value-type="string" calcext:value-type="string">
            <text:p>Digging post holes, pouring concrete, setting brackets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Measuring for upper distancing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Measuring for upper distancing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/>
          <table:table-cell office:value-type="string" calcext:value-type="string">
            <text:p>buying brushes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ying brushes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picking up tubs for paint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/>
          <table:table-cell office:value-type="string" calcext:value-type="string">
            <text:p>picking up tubs for paint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/>
          <table:table-cell office:value-type="string" calcext:value-type="string">
            <text:p>accepting delivery of lumber and unplugging sprinker line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rectifying delivery problem and picking 2x4’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rectifying delivery problem and picking 2x4’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Taking off forms and cleaning up concrete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Taking off forms and cleaning up concrete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canning reciept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l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ith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Kirby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iel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vid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k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well Alle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w Dunca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hew Dunca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Dunca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lly Mano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Mano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abella Gabrielli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Cutting posts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lly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cky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dan Oddo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taining and cutting posts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Cutting posts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etting up structure</text:p>
          </table:table-cell>
          <table:table-cell table:style-name="ce4" office:value-type="date" office:date-value="2017-08-29" calcext:value-type="date">
            <text:p>08/29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Setting up structure</text:p>
          </table:table-cell>
          <table:table-cell table:style-name="ce4" office:value-type="date" office:date-value="2017-08-29" calcext:value-type="date">
            <text:p>08/29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Updating time sheet</text:p>
          </table:table-cell>
          <table:table-cell table:style-name="ce4" office:value-type="date" office:date-value="2017-09-02" calcext:value-type="date">
            <text:p>09/02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crewing piece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Screwing piece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/>
          <table:table-cell office:value-type="string" calcext:value-type="string">
            <text:p>Screwing piece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Buying 2x4 and screw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ying 2x4 and screw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5">00/00/0000</text:date>, <text:time style:data-style-name="N2" text:time-value="10:16:33.022536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05:26.686649037</meta:creation-date>
    <dc:date>2017-09-05T10:19:04.192733366</dc:date>
    <meta:editing-duration>P1DT16H17M56S</meta:editing-duration>
    <meta:editing-cycles>31</meta:editing-cycles>
    <meta:generator>LibreOffice/5.4.0.3$Linux_X86_64 LibreOffice_project/40m0$Build-3</meta:generator>
    <meta:document-statistic meta:table-count="1" meta:cell-count="400" meta:object-count="0"/>
  </office:meta>
</office:document-meta>
</file>